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 fo:margin-top="0cm" fo:margin-bottom="0cm" fo:line-height="150%">
        <style:tab-stops>
          <style:tab-stop style:position="17.002cm" style:type="right" style:leader-style="dotted" style:leader-text=".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2" style:family="paragraph" style:parent-style-name="Contents_20_3">
      <style:paragraph-properties fo:margin-left="0cm" fo:margin-right="0cm" fo:margin-top="0cm" fo:margin-bottom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3" style:family="paragraph" style:parent-style-name="Contents_20_2">
      <style:paragraph-properties fo:margin-left="0cm" fo:margin-right="0cm" fo:margin-top="0cm" fo:margin-bottom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" style:family="paragraph" style:parent-style-name="Contents_20_2">
      <style:paragraph-properties fo:margin-left="0.381cm" fo:margin-right="0cm" fo:margin-top="0cm" fo:margin-bottom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text-properties style:language-asian="en" style:country-asian="US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4.155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7.435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13.758cm"/>
          <style:tab-stop style:position="15.293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1.271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>
        <style:tab-stops>
          <style:tab-stop style:position="14.049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 style:master-page-name="Standard">
      <style:paragraph-properties fo:margin-left="0cm" fo:margin-right="0cm" fo:text-indent="10.478cm" style:auto-text-indent="false" style:page-number="auto"/>
      <style:text-properties style:text-position="super 58%" fo:font-size="14pt" style:font-size-asian="14pt" style:font-size-complex="14pt"/>
    </style:style>
    <style:style style:name="P14" style:family="paragraph" style:parent-style-name="Contents_20_2">
      <style:paragraph-properties fo:margin-left="0.381cm" fo:margin-right="0cm" fo:margin-top="0cm" fo:margin-bottom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15" style:family="paragraph" style:parent-style-name="Heading_20_7">
      <style:text-properties fo:language="uk" fo:country="UA" fo:font-weight="bold" style:font-weight-asian="bold"/>
    </style:style>
    <style:style style:name="P16" style:family="paragraph" style:parent-style-name="Heading_20_7">
      <style:paragraph-properties fo:line-height="150%" fo:text-align="center" style:justify-single-word="false"/>
      <style:text-properties style:font-name="Times New Roman" fo:font-size="18pt" fo:language="uk" fo:country="UA" fo:font-weight="bold" style:font-size-asian="18pt" style:font-weight-asian="bold" style:font-name-complex="Times New Roman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style:text-autospace="ideograph-alpha"/>
    </style:style>
    <style:style style:name="P20" style:family="paragraph">
      <style:paragraph-properties style:text-autospace="ideograph-alpha" style:writing-mode="lr-tb"/>
    </style:style>
    <style:style style:name="T1" style:family="text">
      <style:text-properties style:use-window-font-color="true" style:font-name="Times New Roman" fo:font-size="9pt" fo:language="uk" fo:country="UA" style:font-name-asian="Times New Roman" style:font-size-asian="9pt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imes New Roman" fo:font-size="8pt" fo:language="ru" fo:country="RU" style:font-name-asian="Times New Roman" style:font-size-asian="8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4pt" fo:language="uk" fo:country="UA" style:font-name-asian="Times New Roman" style:font-size-asian="14pt" style:font-name-complex="Times New Roman" style:font-size-complex="14pt" style:language-complex="ar" style:country-complex="SA"/>
    </style:style>
    <style:style style:name="T4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5" style:family="text">
      <style:text-properties style:use-window-font-color="true" style:font-name="Times New Roman" fo:font-size="9pt" fo:language="uk" fo:country="UA" style:font-name-asian="Times New Roman" style:font-size-asian="9pt" style:font-name-complex="Times New Roman" style:font-size-complex="9pt" style:language-complex="ar" style:country-complex="SA"/>
    </style:style>
    <style:style style:name="T6" style:family="text">
      <style:text-properties style:use-window-font-color="true" style:font-name="Times New Roman" fo:font-size="9pt" fo:language="ru" fo:country="RU" style:font-name-asian="Times New Roman" style:font-size-asian="9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Times New Roman" fo:font-size="9pt" fo:language="en" fo:country="US" style:font-name-asian="Times New Roman" style:font-size-asian="9pt" style:font-name-complex="Times New Roman" style:font-size-complex="9pt" style:language-complex="ar" style:country-complex="SA"/>
    </style:style>
    <style:style style:name="T8" style:family="text">
      <style:text-properties style:use-window-font-color="true" style:font-name="Times New Roman" fo:font-size="12pt" fo:language="uk" fo:country="UA" style:font-name-asian="Times New Roman" style:font-size-asian="12pt" style:font-name-complex="Times New Roman" style:font-size-complex="12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g text:anchor-type="char" draw:z-index="0" draw:style-name="gr1"><draw:custom-shape draw:style-name="gr2" draw:text-style-name="P17" svg:width="18.303cm" svg:height="28.096cm" svg:x="-0.958cm" svg:y="-1.372cm"><text:p/><draw:enhanced-geometry svg:viewBox="0 0 21600 21600" draw:type="rectangle" draw:enhanced-path="M 0 0 L 21600 0 21600 21600 0 21600 0 0 Z N"/></draw:custom-shape><draw:line draw:style-name="gr2" draw:text-style-name="P18" svg:x1="-0.051cm" svg:y1="22.765cm" svg:x2="-0.049cm" svg:y2="24.222cm"><text:p/></draw:line><draw:line draw:style-name="gr2" draw:text-style-name="P18" svg:x1="-0.949cm" svg:y1="22.751cm" svg:x2="17.323cm" svg:y2="22.751cm"><text:p/></draw:line><draw:line draw:style-name="gr2" draw:text-style-name="P18" svg:x1="1.042cm" svg:y1="22.777cm" svg:x2="1.044cm" svg:y2="26.705cm"><text:p/></draw:line><draw:line draw:style-name="gr2" draw:text-style-name="P18" svg:x1="3.542cm" svg:y1="22.777cm" svg:x2="3.544cm" svg:y2="26.705cm"><text:p/></draw:line><draw:line draw:style-name="gr2" draw:text-style-name="P18" svg:x1="5.041cm" svg:y1="22.777cm" svg:x2="5.043cm" svg:y2="26.705cm"><text:p/></draw:line><draw:line draw:style-name="gr2" draw:text-style-name="P18" svg:x1="6.043cm" svg:y1="22.765cm" svg:x2="6.045cm" svg:y2="26.691cm"><text:p/></draw:line><draw:line draw:style-name="gr2" draw:text-style-name="P18" svg:x1="13.545cm" svg:y1="24.248cm" svg:x2="13.549cm" svg:y2="25.22cm"><text:p/></draw:line><draw:line draw:style-name="gr3" draw:text-style-name="P18" svg:x1="-0.949cm" svg:y1="25.73cm" svg:x2="6.024cm" svg:y2="25.732cm"><text:p/></draw:line><draw:line draw:style-name="gr3" draw:text-style-name="P18" svg:x1="-0.949cm" svg:y1="26.226cm" svg:x2="6.024cm" svg:y2="26.226cm"><text:p/></draw:line><draw:frame draw:style-name="gr4" draw:text-style-name="P18" svg:width="0.809cm" svg:height="0.435cm" svg:x="-0.909cm" svg:y="23.79cm"><draw:text-box><text:p text:style-name="P18"><text:span text:style-name="T1">Зм.</text:span></text:p></draw:text-box></draw:frame><draw:frame draw:style-name="gr4" draw:text-style-name="P18" svg:width="1.006cm" svg:height="0.435cm" svg:x="0.003cm" svg:y="23.79cm"><draw:text-box><text:p text:style-name="P18"><text:span text:style-name="T1">Лист</text:span></text:p></draw:text-box></draw:frame><draw:frame draw:style-name="gr4" draw:text-style-name="P18" svg:width="2.354cm" svg:height="0.435cm" svg:x="1.116cm" svg:y="23.79cm"><draw:text-box><text:p text:style-name="P18"><text:span text:style-name="T1">№ </text:span><text:span text:style-name="T1">докум.</text:span></text:p></draw:text-box></draw:frame><draw:frame draw:style-name="gr4" draw:text-style-name="P18" svg:width="1.403cm" svg:height="0.435cm" svg:x="3.6cm" svg:y="23.79cm"><draw:text-box><text:p text:style-name="P18"><text:span text:style-name="T1">Підпис</text:span></text:p></draw:text-box></draw:frame><draw:frame draw:style-name="gr4" draw:text-style-name="P18" svg:width="0.914cm" svg:height="0.435cm" svg:x="5.085cm" svg:y="23.79cm"><draw:text-box><text:p text:style-name="P18"><text:span text:style-name="T1">Дата</text:span></text:p></draw:text-box></draw:frame><draw:frame draw:style-name="gr4" draw:text-style-name="P18" svg:width="1.35cm" svg:height="0.435cm" svg:x="13.617cm" svg:y="24.275cm"><draw:text-box><text:p text:style-name="P18"><text:span text:style-name="T1">Лист</text:span></text:p></draw:text-box></draw:frame><draw:frame draw:style-name="gr4" draw:text-style-name="P18" svg:width="1.35cm" svg:height="0.435cm" svg:x="13.617cm" svg:y="24.788cm"><draw:text-box><text:p text:style-name="P18"><text:span text:style-name="T2">4</text:span></text:p></draw:text-box></draw:frame><draw:frame draw:style-name="gr4" draw:text-style-name="P18" svg:width="11.127cm" svg:height="0.669cm" svg:x="6.143cm" svg:y="23.183cm"><draw:text-box><text:p text:style-name="P18"><text:span text:style-name="T3">УКР.НТУУ”КПІ”_ТЕФ_АПЕПС_ТВ1184_</text:span><text:span text:style-name="T4">13</text:span><text:span text:style-name="T3">К <text:s/>81-1</text:span></text:p><text:p text:style-name="P17"><text:span text:style-name="T3"/></text:p></draw:text-box></draw:frame><draw:line draw:style-name="gr2" draw:text-style-name="P18" svg:x1="-0.947cm" svg:y1="24.241cm" svg:x2="17.325cm" svg:y2="24.241cm"><text:p/></draw:line><draw:line draw:style-name="gr2" draw:text-style-name="P18" svg:x1="-0.937cm" svg:y1="23.747cm" svg:x2="6.036cm" svg:y2="23.747cm"><text:p/></draw:line><draw:line draw:style-name="gr3" draw:text-style-name="P18" svg:x1="-0.949cm" svg:y1="23.248cm" svg:x2="6.024cm" svg:y2="23.248cm"><text:p/></draw:line><draw:line draw:style-name="gr3" draw:text-style-name="P18" svg:x1="-0.949cm" svg:y1="25.231cm" svg:x2="6.024cm" svg:y2="25.231cm"><text:p/></draw:line><draw:line draw:style-name="gr3" draw:text-style-name="P18" svg:x1="-0.949cm" svg:y1="24.733cm" svg:x2="6.024cm" svg:y2="24.733cm"><text:p/></draw:line><draw:g draw:style-name="gr5"><draw:frame draw:style-name="gr4" draw:text-style-name="P17" svg:width="1.946cm" svg:height="0.435cm" svg:x="-0.924cm" svg:y="24.289cm"><draw:text-box><text:p text:style-name="P17"><text:span text:style-name="T1"><text:s/></text:span><text:span text:style-name="T1">Разробив</text:span></text:p></draw:text-box></draw:frame><draw:frame draw:style-name="gr4" draw:text-style-name="P20" svg:width="2.354cm" svg:height="0.435cm" svg:x="1.115cm" svg:y="24.289cm"><draw:text-box><text:p text:style-name="P19"><text:span text:style-name="T5">Бодня О.С.</text:span></text:p></draw:text-box></draw:frame></draw:g><draw:g draw:style-name="gr5"><draw:frame draw:style-name="gr4" draw:text-style-name="P17" svg:width="1.946cm" svg:height="0.435cm" svg:x="-0.924cm" svg:y="24.776cm"><draw:text-box><text:p text:style-name="P17"><text:span text:style-name="T1"><text:s/></text:span><text:span text:style-name="T1">Перевірив</text:span></text:p></draw:text-box></draw:frame><draw:frame draw:style-name="gr4" draw:text-style-name="P17" svg:width="2.354cm" svg:height="0.435cm" svg:x="1.115cm" svg:y="24.776cm"><draw:text-box><text:p text:style-name="P17"><text:span text:style-name="T6">Медведєва В.М.</text:span></text:p></draw:text-box></draw:frame></draw:g><draw:g draw:style-name="gr5"><draw:frame draw:style-name="gr4" draw:text-style-name="P17" svg:width="1.946cm" svg:height="0.435cm" svg:x="-0.924cm" svg:y="25.275cm"><draw:text-box><text:p text:style-name="P17"><text:span text:style-name="T1"><text:s/></text:span><text:span text:style-name="T1">Реценз.</text:span></text:p></draw:text-box></draw:frame><draw:frame draw:style-name="gr6" draw:text-style-name="P20" svg:width="2.354cm" svg:height="0.435cm" svg:x="1.115cm" svg:y="25.275cm"><draw:text-box><text:p/></draw:text-box></draw:frame></draw:g><draw:g draw:style-name="gr5"><draw:frame draw:style-name="gr4" draw:text-style-name="P17" svg:width="1.946cm" svg:height="0.435cm" svg:x="-0.924cm" svg:y="25.758cm"><draw:text-box><text:p text:style-name="P17"><text:span text:style-name="T1"><text:s/></text:span><text:span text:style-name="T1">Н. Контр.</text:span></text:p></draw:text-box></draw:frame><draw:frame draw:style-name="gr4" draw:text-style-name="P20" svg:width="2.354cm" svg:height="0.435cm" svg:x="1.115cm" svg:y="25.758cm"><draw:text-box><text:p text:style-name="P19"><text:span text:style-name="T5">Третяк</text:span><text:span text:style-name="T7"> </text:span><text:span text:style-name="T5">В.А.</text:span></text:p></draw:text-box></draw:frame></draw:g><draw:g draw:style-name="gr5"><draw:frame draw:style-name="gr4" draw:text-style-name="P17" svg:width="1.946cm" svg:height="0.435cm" svg:x="-0.924cm" svg:y="26.245cm"><draw:text-box><text:p text:style-name="P17"><text:span text:style-name="T1"><text:s/></text:span><text:span text:style-name="T1">Затверд.</text:span></text:p></draw:text-box></draw:frame><draw:frame draw:style-name="gr4" draw:text-style-name="P17" svg:width="2.354cm" svg:height="0.435cm" svg:x="1.115cm" svg:y="26.245cm"><draw:text-box><text:p text:style-name="P17"><text:span text:style-name="T6">Медведєва В.М.</text:span></text:p><text:p text:style-name="P17"><text:span text:style-name="T1"/></text:p></draw:text-box></draw:frame></draw:g><draw:line draw:style-name="gr2" draw:text-style-name="P18" svg:x1="12.044cm" svg:y1="24.248cm" svg:x2="12.046cm" svg:y2="26.691cm"><text:p/></draw:line><draw:frame draw:style-name="gr4" draw:text-style-name="P18" svg:width="5.758cm" svg:height="2.26cm" svg:x="6.168cm" svg:y="24.353cm"><draw:text-box><text:p text:style-name="P18"><text:span text:style-name="T7"/></text:p><text:p text:style-name="P18"><text:span text:style-name="T8">Розробка транслятора для мови програмування високого рівня</text:span></text:p></draw:text-box></draw:frame><draw:line draw:style-name="gr2" draw:text-style-name="P18" svg:x1="12.056cm" svg:y1="24.737cm" svg:x2="17.335cm" svg:y2="24.737cm"><text:p/></draw:line><draw:line draw:style-name="gr2" draw:text-style-name="P18" svg:x1="12.054cm" svg:y1="25.234cm" svg:x2="17.333cm" svg:y2="25.236cm"><text:p/></draw:line><draw:line draw:style-name="gr2" draw:text-style-name="P18" svg:x1="15.044cm" svg:y1="24.248cm" svg:x2="15.046cm" svg:y2="25.22cm"><text:p/></draw:line><draw:frame draw:style-name="gr4" draw:text-style-name="P18" svg:width="1.348cm" svg:height="0.435cm" svg:x="12.123cm" svg:y="24.275cm"><draw:text-box><text:p text:style-name="P18"><text:span text:style-name="T1">Лит.</text:span></text:p></draw:text-box></draw:frame><draw:frame draw:style-name="gr4" draw:text-style-name="P18" svg:width="2.13cm" svg:height="0.435cm" svg:x="15.125cm" svg:y="24.275cm"><draw:text-box><text:p text:style-name="P18"><text:span text:style-name="T1">Листів</text:span></text:p></draw:text-box></draw:frame><draw:frame draw:style-name="gr4" draw:text-style-name="P18" svg:width="2.128cm" svg:height="0.435cm" svg:x="15.139cm" svg:y="24.774cm"><draw:text-box><text:p text:style-name="P18"><text:span text:style-name="T2">41</text:span></text:p></draw:text-box></draw:frame><draw:line draw:style-name="gr3" draw:text-style-name="P18" svg:x1="12.545cm" svg:y1="24.749cm" svg:x2="12.547cm" svg:y2="25.223cm"><text:p/></draw:line><draw:line draw:style-name="gr3" draw:text-style-name="P18" svg:x1="13.044cm" svg:y1="24.749cm" svg:x2="13.046cm" svg:y2="25.223cm"><text:p/></draw:line><draw:frame draw:style-name="gr4" draw:text-style-name="P18" svg:width="5.134cm" svg:height="0.618cm" svg:x="12.123cm" svg:y="25.628cm"><draw:text-box><text:p text:style-name="P18"><text:span text:style-name="T8">ТЕФ</text:span></text:p></draw:text-box></draw:frame></draw:g></text:p>
      <text:h text:style-name="P15" text:outline-level="7"/>
      <text:h text:style-name="P16" text:outline-level="7"/>
      <text:h text:style-name="P16" text:outline-level="7">ЗМІСТ</text:h>
      <text:p text:style-name="P5"/>
      <text:p text:style-name="P1">Вступ<text:tab/>5</text:p>
      <text:p text:style-name="P1">1. Постановка задачі<text:tab/>6</text:p>
      <text:p text:style-name="P3">2. Структура транслятора<text:tab/>7</text:p>
      <text:p text:style-name="P2">3. Опис методу розв’язання поставленої задачі<text:tab/>9</text:p>
      <text:p text:style-name="P4">3.1. Побудова граматики<text:tab/>9</text:p>
      <text:p text:style-name="P4">3.2. Текстовий парсер.........................................................................................10</text:p>
      <text:p text:style-name="P4">3.2. Лексичний аналіз<text:tab/>11</text:p>
      <text:p text:style-name="P4">3.3. Синтаксичний аналіз<text:tab/>14</text:p>
      <text:p text:style-name="P4">3.4. Побудова ПОЛІЗ<text:tab/>21</text:p>
      <text:p text:style-name="P4">3.5. Виконання ПОЛІЗ<text:tab/>27</text:p>
      <text:p text:style-name="P1">4. Методика роботи користувача з програмною системою<text:tab/>.31</text:p>
      <text:p text:style-name="P1">Висновки<text:tab/>34</text:p>
      <text:p text:style-name="P1">Список використаних джерел<text:tab/>.35</text:p>
      <text:p text:style-name="P1">ДОДАТОК1 <text:tab/>36</text:p>
      <text:p text:style-name="P1">ДОДАТОК2 <text:tab/>38</text:p>
      <text:p text:style-name="P6"/>
      <text:p text:style-name="P8"/>
      <text:p text:style-name="P7"/>
      <text:p text:style-name="P9"><text:tab/></text:p>
      <text:p text:style-name="P7"/>
      <text:p text:style-name="P7"/>
      <text:p text:style-name="P7"/>
      <text:p text:style-name="P10"><text:tab/><text:tab/></text:p>
      <text:p text:style-name="P7"/>
      <text:p text:style-name="P7"/>
      <text:p text:style-name="P11"><text:tab/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uk" fo:country="U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orphans="0" fo:widows="0" style:text-autospace="none"/>
      <style:text-properties style:font-name="Calibri" fo:language="ru" fo:country="RU" style:font-name-complex="Calibri"/>
    </style:style>
    <style:style style:name="Рамка1" style:family="paragraph">
      <style:paragraph-properties fo:orphans="2" fo:widows="2" style:text-autospace="none"/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line-height="115%" fo:text-indent="0cm" style:auto-text-indent="false"/>
      <style:text-properties style:font-name="Calibri" fo:font-size="11pt" fo:language="ru" fo:country="RU" style:font-size-asian="11pt" style:font-name-complex="Calibri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line-height="115%"/>
      <style:text-properties style:font-name="Calibri" fo:font-size="11pt" fo:language="ru" fo:country="RU" style:font-size-asian="11pt" style:font-name-complex="Calibri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line-height="115%" fo:text-indent="0cm" style:auto-text-indent="false"/>
      <style:text-properties style:font-name="Calibri" fo:font-size="11pt" fo:language="ru" fo:country="RU" style:font-size-asian="11pt" style:font-name-complex="Calibri" style:font-size-complex="11pt"/>
    </style:style>
    <style:style style:name="Основной_20_шрифт_20_абзаца" style:display-name="Основной шрифт абзаца" style:family="text"/>
    <style:style style:name="Заголовок_20_7_20_Знак" style:display-name="Заголовок 7 Знак" style:family="text">
      <style:text-properties style:font-name="Calibri" fo:font-size="12pt" style:font-size-asian="12pt" style:font-name-complex="Calibri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ІНІСТЕРСТВО ОСВІТИ І НАУКИ УКРАЇНИ</dc:title>
    <meta:initial-creator>ANKA</meta:initial-creator>
    <meta:creation-date>2013-05-28T23:13:00</meta:creation-date>
    <dc:creator>Aleksey Bodnya</dc:creator>
    <dc:date>2014-04-06T19:24:20</dc:date>
    <meta:print-date>2013-03-27T19:57:00</meta:print-date>
    <meta:editing-cycles>6</meta:editing-cycles>
    <meta:editing-duration>PT4M47S</meta:editing-duration>
    <meta:generator>LibreOffice/3.5$Linux_x86 LibreOffice_project/350m1$Build-2</meta:generator>
    <meta:document-statistic meta:table-count="0" meta:image-count="0" meta:object-count="0" meta:page-count="1" meta:paragraph-count="20" meta:word-count="59" meta:character-count="466" meta:non-whitespace-character-count="416"/>
    <meta:user-defined meta:name="Поле 1"/>
    <meta:user-defined meta:name="Поле 2"/>
    <meta:user-defined meta:name="Поле 3"/>
    <meta:user-defined meta:name="Поле 4"/>
  </office:meta>
</office:document-meta>
</file>